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s'e' un linguaggio di programmazione?</text:span></text:p>
      <text:p text:style-name="P1"><text:span text:style-name="T1">Cos'e' un linguaggio formale?</text:span></text:p>
      <text:p text:style-name="P1"><text:span text:style-name="T1">Cos'e' una macchina astratta e da cosa e' composta?</text:span></text:p>
      <text:p text:style-name="P1"><text:span text:style-name="T1">Come si implementa una macchina astratta?</text:span></text:p>
      <text:p text:style-name="P1"><text:span text:style-name="T1">Definizione di interprete</text:span></text:p>
      <text:p text:style-name="P1"><text:span text:style-name="T1">Definizione di compilatore</text:span></text:p>
      <text:p text:style-name="P1"><text:span text:style-name="T1">Interpretazione vs. Compilazione</text:span></text:p>
      <text:p text:style-name="P1"><text:span text:style-name="T1">Macchine di Turing</text:span></text:p>
      <text:p text:style-name="P1"><text:span text:style-name="T1">MdTU e Macchina Von Neumann</text:span></text:p>
      <text:p text:style-name="P1"><text:span text:style-name="T1">Sintassi e semantica</text:span></text:p>
      <text:p text:style-name="P1"><text:span text:style-name="T1">Albero di derivazione</text:span></text:p>
      <text:p text:style-name="P1"><text:span text:style-name="T1">teoria dei linguaggi formali</text:span></text:p>
      <text:p text:style-name="P1"><text:span text:style-name="T1">Livelli di descrizione di un linguaggio</text:span></text:p>
      <text:p text:style-name="P1"><text:span text:style-name="T1">Come si definisce un grammatica?</text:span></text:p>
      <text:p text:style-name="P1"><text:span text:style-name="T1">Linguaggi formali e monoidi liberi</text:span></text:p>
      <text:p text:style-name="P1"><text:span text:style-name="T1">Definizione di Alfabeto</text:span></text:p>
      <text:p text:style-name="P1"><text:span text:style-name="T1">Definizione di Parola o Stringa</text:span></text:p>
      <text:p text:style-name="P1"><text:span text:style-name="T1">Concatenazione o prodotto</text:span></text:p>
      <text:p text:style-name="P1"><text:span text:style-name="T1">Potenza di un alfabeto</text:span></text:p>
      <text:p text:style-name="P1"><text:span text:style-name="T1">definizione linguaggio formale</text:span></text:p>
      <text:p text:style-name="P1"><text:span text:style-name="T1">Definizione di Grammatica generativa o a struttura di frase</text:span></text:p>
      <text:p text:style-name="P1"><text:span text:style-name="T1">Definizione di Produzione</text:span></text:p>
      <text:p text:style-name="P1"><text:span text:style-name="T1">Definizione di derivazione o produzione diretta</text:span></text:p>
      <text:p text:style-name="P1"><text:span text:style-name="T1">Definizione di linguaggio generato da una grammatica</text:span></text:p>
      <text:p text:style-name="P1"><text:span text:style-name="T1">Definizione di forma di frase</text:span></text:p>
      <text:p text:style-name="P1"><text:span text:style-name="T1">Definizione di grammatiche equivalenti</text:span></text:p>
      <text:p text:style-name="P1"><text:span text:style-name="T1">Definizione: Gerarchia di Chomsky</text:span></text:p>
      <text:p text:style-name="P1"><text:span text:style-name="T1">Definizione di grammatica libera da contesto</text:span></text:p>
      <text:p text:style-name="P1"><text:span text:style-name="T1">Definizione di linguaggio libero da contesto</text:span></text:p>
      <text:p text:style-name="P1"><text:span text:style-name="T1">Definizione di grammatica dipendente da contesto</text:span></text:p>
      <text:p text:style-name="P1"><text:span text:style-name="T1">Definizione di linguaggio dipendente da contesto</text:span></text:p>
      <text:p text:style-name="P1"><text:span text:style-name="T1">Produzioni monotone</text:span></text:p>
      <text:p text:style-name="P1"><text:span text:style-name="T1">Dimostrazione Ogni linguaggio contestuale è monotono.</text:span></text:p>
      <text:p text:style-name="P1"><text:span text:style-name="T1"/></text:p>
      <text:p text:style-name="P1"><text:span text:style-name="T1"/></text:p>
      <text:p text:style-name="P1"><text:span text:style-name="T1">definizione rigorosa di “albero” </text:span></text:p>
      <text:p text:style-name="P1"><text:span text:style-name="T1">Definizione di albero di derivazione</text:span></text:p>
      <text:p text:style-name="P1"><text:span text:style-name="T1">Definizioni Lunghezza di un cammino</text:span></text:p>
      <text:p text:style-name="P1"><text:span text:style-name="T1">Definizioni Altezza o profondità</text:span></text:p>
      <text:p text:style-name="P1"><text:span text:style-name="T1">Definizione di derivazione destra (sinistra)</text:span></text:p>
      <text:p text:style-name="P1"><text:span text:style-name="T1">Pumping Lemma per i linguaggi liberi da contesto o teorema uvwxy</text:span></text:p>
      <text:p text:style-name="P1"><text:span text:style-name="T1">Dimostrazione Pumping Lemma</text:span></text:p>
      <text:p text:style-name="P1"><text:span text:style-name="T1">Definizione di grammatica ambigua</text:span></text:p>
      <text:p text:style-name="P1"><text:span text:style-name="T1">Definizione di linguaggio inerentemente ambiguo</text:span></text:p>
      <text:p text:style-name="P1"><text:span text:style-name="T1"/></text:p>
      <text:p text:style-name="P1"><text:span text:style-name="T1">Definizione: Gerarchia di Chomsky</text:span></text:p>
      <text:p text:style-name="P1"><text:span text:style-name="T1">Classificazione delle grammatiche secondo<text:s text:c="2"/>Chomsky</text:span></text:p>
      <text:p text:style-name="P1"><text:span text:style-name="T1">Dimostrazione Teorema della gerarchia</text:span></text:p>
      <text:p text:style-name="P1"><text:span text:style-name="T1">Operazioni sui linguaggi (Proprietà e Definizioni)</text:span></text:p>
      <text:p text:style-name="P1"><text:span text:style-name="T1">Definizione di potenza di un linguaggio</text:span></text:p>
      <text:p text:style-name="P1"><text:span text:style-name="T1">Proprietà di chiusura delle classi di linguaggi</text:span></text:p>
      <text:p text:style-name="P1"><text:span text:style-name="T1">Definizione di chiusura</text:span></text:p>
      <text:p text:style-name="P1"><text:span text:style-name="T1">Teorema di chiusura</text:span></text:p>
      <text:p text:style-name="P1"><text:span text:style-name="T1">Dimostrazione Teorema di chiusura (UNIONE<text:s text:c="2"/>CONCATENAZIONE ITERAZIONE)</text:span></text:p>
      <text:p text:style-name="P1"><text:span text:style-name="T1">Altri teoremi di chiusura Dimostrazione</text:span></text:p>
      <text:p text:style-name="P1"><text:span text:style-name="T1">Definizione di stringa riflessa</text:span></text:p>
      <text:p text:style-name="P1"><text:span text:style-name="T1">Operazione di riflessione</text:span></text:p>
      <text:p text:style-name="P1"><text:span text:style-name="T1">Definizione di parola palindromica</text:span></text:p>
      <text:p text:style-name="P1"><text:span text:style-name="T1">Utilizzo proprietà di chiusura</text:span></text:p>
      <text:p text:style-name="P1"><text:span text:style-name="T1"/></text:p>
      <text:p text:style-name="P1"><text:span text:style-name="T1">Automi a stati finiti deterministici</text:span></text:p>
      <text:p text:style-name="P1"><text:span text:style-name="T1">Definizione di automa a stati finiti o accettore a stati finiti o FSA</text:span></text:p>
      <text:p text:style-name="P1"><text:span text:style-name="T1">Tavola di Transizione</text:span></text:p>
      <text:p text:style-name="P1"><text:span text:style-name="T1">Definizione: d* per FSA</text:span></text:p>
      <text:p text:style-name="P1"><text:span text:style-name="T1">Definizione Parola accettata o riconosciuta da un FSA</text:span></text:p>
      <text:p text:style-name="P1"><text:span text:style-name="T1">Definizione Linguaggio accettato o riconosciuto da un FSA</text:span></text:p>
      <text:p text:style-name="P1"><text:span text:style-name="T1">Definizione FSA equivalenti</text:span></text:p>
      <text:p text:style-name="P1"><text:span text:style-name="T1">Definizione Linguaggi a stati finiti</text:span></text:p>
      <text:p text:style-name="P1"><text:span text:style-name="T1">Definizione Classe dei linguaggi a stati finiti</text:span></text:p>
      <text:p text:style-name="P1"><text:span text:style-name="T1">I linguaggi a stati finiti sono chiusi rispetto al complemento. Dimostrazione</text:span></text:p>
      <text:p text:style-name="P1"><text:span text:style-name="T1">Automa a stati finiti non deterministico Definizione</text:span></text:p>
      <text:p text:style-name="P1"><text:span text:style-name="T1">Definizione: d* per NDA</text:span></text:p>
      <text:p text:style-name="P1"><text:span text:style-name="T1">Definizione Parola accettata o riconosciuta da un NDA</text:span></text:p>
      <text:p text:style-name="P1"><text:span text:style-name="T1">Definizione Linguaggi accettati o riconosciuto da un NDA</text:span></text:p>
      <text:p text:style-name="P1"><text:span text:style-name="T1">Definizione NDA equivalenti</text:span></text:p>
      <text:p text:style-name="P1"><text:span text:style-name="T1">Definizione Classe dei linguaggi riconosciuti da automi a stati finiti non deterministici</text:span></text:p>
      <text:p text:style-name="P1"><text:span text:style-name="T1">Teorema e Dimostrazione<text:s text:c="2"/>Equivalenza delle classi di linguaggi accettati da automi a stati finiti deterministici e non deterministici.</text:span></text:p>
      <text:p text:style-name="P1"><text:span text:style-name="T1">Trasformazione di un automa a stati finiti non deterministico in un automa deterministico equivalente</text:span></text:p>
      <text:p text:style-name="P1"><text:span text:style-name="T1"/></text:p>
      <text:p text:style-name="P1"><text:span text:style-name="T1">Definizione di espressione regolare</text:span></text:p>
      <text:p text:style-name="P1"><text:span text:style-name="T1">Definizione di linguaggio regolare</text:span></text:p>
      <text:p text:style-name="P1"><text:span text:style-name="T1">Definizione di espressioni regolari equivalenti</text:span></text:p>
      <text:p text:style-name="P1"><text:span text:style-name="T1">Dimostrazione proprietà espressioni regolari</text:span></text:p>
      <text:p text:style-name="P1"><text:span text:style-name="T1">Teorema di Kleene</text:span></text:p>
      <text:p text:style-name="P1"><text:span text:style-name="T1">Dimostrazione teorema di Kleene</text:span></text:p>
      <text:p text:style-name="P1"><text:span text:style-name="T1">Algoritmo: Costruzione di un automa a stati finiti non deterministico equivalente ad una grammatica lineare destra</text:span></text:p>
      <text:p text:style-name="P1"><text:span text:style-name="T1">Pumping Lemma per i linguaggi regolari</text:span></text:p>
      <text:p text:style-name="P1"><text:span text:style-name="T1">Dimostrazione Pumping Lemma per i linguaggi regolari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